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c3af" officeooo:paragraph-rsid="000d6b42"/>
    </style:style>
    <style:style style:name="P2" style:family="paragraph" style:parent-style-name="Standard">
      <style:text-properties fo:font-size="12pt" fo:font-weight="normal" officeooo:rsid="000e296c" officeooo:paragraph-rsid="000e296c" style:font-weight-asian="normal" style:font-weight-complex="normal"/>
    </style:style>
    <style:style style:name="P3" style:family="paragraph" style:parent-style-name="Standard">
      <style:text-properties fo:font-size="12pt" fo:font-weight="normal" officeooo:rsid="000f39da" officeooo:paragraph-rsid="000f39da" style:font-weight-asian="normal" style:font-weight-complex="normal"/>
    </style:style>
    <style:style style:name="P4" style:family="paragraph" style:parent-style-name="Standard">
      <style:text-properties officeooo:rsid="000f39da" officeooo:paragraph-rsid="000f39da"/>
    </style:style>
    <style:style style:name="P5" style:family="paragraph" style:parent-style-name="Header">
      <style:text-properties officeooo:rsid="000fbc34" officeooo:paragraph-rsid="000fbc34"/>
    </style:style>
    <style:style style:name="P6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0d6b42" officeooo:paragraph-rsid="000d6b42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0d6b42" officeooo:paragraph-rsid="000d6b42" style:font-weight-asian="bold" style:font-weight-complex="bold"/>
    </style:style>
    <style:style style:name="P8" style:family="paragraph" style:parent-style-name="Standard" style:list-style-name="L1">
      <style:text-properties fo:font-size="14pt" fo:font-weight="bold" officeooo:rsid="000d6b42" officeooo:paragraph-rsid="000d6b42" style:font-weight-asian="bold" style:font-weight-complex="bold"/>
    </style:style>
    <style:style style:name="P9" style:family="paragraph" style:parent-style-name="Standard" style:list-style-name="L1">
      <style:text-properties officeooo:rsid="000d6b42" officeooo:paragraph-rsid="000d6b42"/>
    </style:style>
    <style:style style:name="P10" style:family="paragraph" style:parent-style-name="Standard" style:list-style-name="L1">
      <style:text-properties fo:font-size="12pt" fo:font-style="normal" style:text-underline-style="none" fo:font-weight="normal" officeooo:rsid="000de4e6" officeooo:paragraph-rsid="000de4e6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font-size="12pt" fo:font-weight="normal" officeooo:rsid="000e296c" officeooo:paragraph-rsid="000e296c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de4e6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what extent should we endow machines with intelligence ?</text:p>
      <text:p text:style-name="P1"/>
      <text:p text:style-name="P4">Intro:</text:p>
      <text:p text:style-name="P4"/>
      <text:p text:style-name="P1"/>
      <text:p text:style-name="P1"/>
      <text:list xml:id="list5376929688306777790" text:style-name="L1">
        <text:list-item>
          <text:p text:style-name="P6">AI in development</text:p>
          <text:list>
            <text:list-item>
              <text:p text:style-name="P8">Already existing</text:p>
              <text:list>
                <text:list-item>
                  <text:p text:style-name="P9">Intelligent computers in competition</text:p>
                  <text:list>
                    <text:list-item>
                      <text:p text:style-name="P9"><text:span text:style-name="T1">IBM Deep Blue</text:span>, which defeated Kasparov at Chess</text:p>
                    </text:list-item>
                    <text:list-item>
                      <text:p text:style-name="P9"><text:span text:style-name="T1">IBM Watson</text:span>, which participated to the TV show Jeopardy</text:p>
                    </text:list-item>
                  </text:list>
                </text:list-item>
                <text:list-item>
                  <text:p text:style-name="P9">AI to <text:span text:style-name="T2">assist</text:span> humans</text:p>
                  <text:list>
                    <text:list-item>
                      <text:p text:style-name="P9"><text:span text:style-name="T1">Apple</text:span>’s <text:span text:style-name="T1">Siri</text:span>, the assistant present in every <text:span text:style-name="T1">iPhones</text:span> (except the oldest ones)</text:p>
                    </text:list-item>
                  </text:list>
                </text:list-item>
                <text:list-item>
                  <text:p text:style-name="P9">AI for entertainment</text:p>
                  <text:list>
                    <text:list-item>
                      <text:p text:style-name="P9"><text:span text:style-name="T1">Xbox Kinect</text:span>, an accessory for <text:span text:style-name="T1">Xbox</text:span> which <text:span text:style-name="T2">detects players and their movements. It can anticipate the player’s movements in order to increase their experience.</text:span></text:p>
                    </text:list-item>
                  </text:list>
                </text:list-item>
                <text:list-item>
                  <text:p text:style-name="P9"/>
                </text:list-item>
              </text:list>
            </text:list-item>
            <text:list-item>
              <text:p text:style-name="P8">Projects in progress</text:p>
              <text:list>
                <text:list-item>
                  <text:p text:style-name="P10">Self driving cars</text:p>
                  <text:list>
                    <text:list-item>
                      <text:p text:style-name="P10"><text:span text:style-name="T1">Google car</text:span> since 2009, which became <text:span text:style-name="T1">Waymo</text:span> in 2016</text:p>
                    </text:list-item>
                    <text:list-item>
                      <text:p text:style-name="P10"><text:span text:style-name="T1">Uber</text:span> → 300M $</text:p>
                    </text:list-item>
                    <text:list-item>
                      <text:p text:style-name="P10">could replace 1M drivers</text:p>
                    </text:list-item>
                  </text:list>
                </text:list-item>
                <text:list-item>
                  <text:p text:style-name="P10"/>
                </text:list-item>
              </text:list>
            </text:list-item>
          </text:list>
        </text:list-item>
        <text:list-item>
          <text:p text:style-name="P7">Ethical problems</text:p>
          <text:list>
            <text:list-item>
              <text:p text:style-name="P8">Accidents</text:p>
              <text:list>
                <text:list-item>
                  <text:p text:style-name="P11">Self-driving cars:</text:p>
                  <text:list>
                    <text:list-item>
                      <text:p text:style-name="P11">If there is a situation where accident can’t be avoided, we don’t know which choice the car could/should do</text:p>
                    </text:list-item>
                  </text:list>
                </text:list-item>
                <text:list-item>
                  <text:p text:style-name="P11">When AI will surpass humans</text:p>
                  <text:list>
                    <text:list-item>
                      <text:p text:style-name="P11">Stephen Hawking: AI could accidentally kill humans while accomplishing their tasks</text:p>
                    </text:list-item>
                  </text:list>
                </text:list-item>
              </text:list>
            </text:list-item>
            <text:list-item>
              <text:p text:style-name="P8">Bad use</text:p>
              <text:list>
                <text:list-item>
                  <text:p text:style-name="P11">Viruses</text:p>
                  <text:list>
                    <text:list-item>
                      <text:p text:style-name="P11">The “Pegasus” spying software in iOS</text:p>
                    </text:list-item>
                  </text:list>
                </text:list-item>
                <text:list-item>
                  <text:p text:style-name="P11"/>
                </text:list-item>
              </text:list>
            </text:list-item>
          </text:list>
        </text:list-item>
      </text:list>
      <text:p text:style-name="P2"/>
      <text:p text:style-name="P2"/>
      <text:p text:style-name="P3">Conclusion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bc34" officeooo:paragraph-rsid="000fbc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ARNIER</text:p>
        <text:p text:style-name="MP1">Thomas</text:p>
        <text:p text:style-name="MP1">TS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5:38:11.468000000</meta:creation-date>
    <dc:date>2018-11-22T14:05:42.626000000</dc:date>
    <meta:editing-duration>PT14M21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2" meta:word-count="182" meta:character-count="1000" meta:non-whitespace-character-count="873"/>
  </office:meta>
</office:document-meta>
</file>